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JOOXRF+CMTI10" svg:font-family="JOOXRF+CMTI10"/>
    <style:font-face style:name="TEAOLB+CMBX12" svg:font-family="TEAOLB+CMBX12"/>
    <style:font-face style:name="VTWYTJ+CMR10" svg:font-family="VTWYTJ+CMR10"/>
    <style:font-face style:name="WGUMBJ+CMMI7" svg:font-family="WGUMBJ+CMMI7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EAOLB+CMBX12" fo:font-size="10pt" style:font-name-asian="TEAOLB+CMBX12" style:font-size-asian="10pt" style:font-name-complex="TEAOLB+CMBX12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EAOLB+CMBX12" fo:font-size="14.5pt" style:font-name-asian="TEAOLB+CMBX12" style:font-size-asian="14.5pt" style:font-name-complex="TEAOLB+CMBX12" style:font-size-complex="14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VTWYTJ+CMR10" fo:font-size="10pt" style:font-name-asian="VTWYTJ+CMR10" style:font-size-asian="10pt" style:font-name-complex="VTWYTJ+CMR10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" fo:font-size="9pt" style:font-name-asian="Helvetica" style:font-size-asian="9pt" style:font-name-complex="Helvetica" style:font-size-complex="9pt"/>
    </style:style>
    <style:style style:name="P5" style:family="paragraph" style:parent-style-name="Standard">
      <style:paragraph-properties style:text-autospace="none"/>
    </style:style>
    <style:style style:name="T1" style:family="text">
      <style:text-properties style:font-name="VTWYTJ+CMR10" style:font-name-asian="VTWYTJ+CMR10" style:font-name-complex="VTWYTJ+CMR10"/>
    </style:style>
    <style:style style:name="T2" style:family="text">
      <style:text-properties style:font-name="VTWYTJ+CMR10" fo:font-size="10pt" style:font-name-asian="VTWYTJ+CMR10" style:font-size-asian="10pt" style:font-name-complex="VTWYTJ+CMR10" style:font-size-complex="10pt"/>
    </style:style>
    <style:style style:name="T3" style:family="text">
      <style:text-properties style:font-name="VTWYTJ+CMR10" fo:background-color="#ffff00" style:font-name-asian="VTWYTJ+CMR10" style:font-name-complex="VTWYTJ+CMR10"/>
    </style:style>
    <style:style style:name="T4" style:family="text">
      <style:text-properties style:font-name="WGUMBJ+CMMI7" fo:font-size="7pt" style:font-name-asian="WGUMBJ+CMMI7" style:font-size-asian="7pt" style:font-name-complex="WGUMBJ+CMMI7" style:font-size-complex="7pt"/>
    </style:style>
    <style:style style:name="T5" style:family="text">
      <style:text-properties style:font-name="JOOXRF+CMTI10" style:font-name-asian="JOOXRF+CMTI10" style:font-name-complex="JOOXRF+CMTI10"/>
    </style:style>
    <style:style style:name="T6" style:family="text">
      <style:text-properties style:font-name="JOOXRF+CMTI10" fo:font-size="10pt" style:font-name-asian="JOOXRF+CMTI10" style:font-size-asian="10pt" style:font-name-complex="JOOXRF+CMTI10" style:font-size-complex="10pt"/>
    </style:style>
    <style:style style:name="T7" style:family="text">
      <style:text-properties style:font-name="JOOXRF+CMTI10" fo:background-color="#ffff00" style:font-name-asian="JOOXRF+CMTI10" style:font-name-complex="JOOXRF+CMTI10"/>
    </style:style>
    <style:style style:name="T8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</text:p>
      <text:p text:style-name="P3">[1] J. J. Leonard, P. M. Newman, R. J. Rikoski, J. Neira, and J. D. Tard´os, “Towards</text:p>
      <text:p text:style-name="P3">robust data association and feature modeling for concurrent mapping</text:p>
      <text:p text:style-name="P1"><text:span text:style-name="T1">and localization,” in 10</text:span><text:span text:style-name="T4">th </text:span><text:span text:style-name="T5">Int. Symp. Robotics Research</text:span><text:span text:style-name="T1">, Lorne, Victoria,</text:span></text:p>
      <text:p text:style-name="P3">Australia, 9-12 Nov. 2001, pp. 7–20.</text:p>
      <text:p text:style-name="P1"><text:span text:style-name="T1">[2] Y. Bar-Shalom and T. E. Fortmann, </text:span><text:span text:style-name="T5">Tracking and Data Association</text:span><text:span text:style-name="T1">.</text:span></text:p>
      <text:p text:style-name="P3">Boston, MA: Academic Press, 1988.</text:p>
      <text:p text:style-name="P3">[3] I. J. Cox, “A review of statistical data association techniques for motion</text:p>
      <text:p text:style-name="P1"><text:span text:style-name="T1">correspondence,” </text:span><text:span text:style-name="T5">Int. J. Computer Vision</text:span><text:span text:style-name="T1">, vol. 10, no. 1, pp. 53–66, 1993.</text:span></text:p>
      <text:p text:style-name="P1"><text:span text:style-name="T1">[4] R. A. Brooks, “</text:span><text:span text:style-name="T3">Elephants don’t play chess</text:span><text:span text:style-name="T1">,” </text:span><text:span text:style-name="T5">Robotics and Autonomous</text:span></text:p>
      <text:p text:style-name="P1"><text:span text:style-name="T5">Systems</text:span><text:span text:style-name="T1">, vol. 6, no. 1-2, pp. 3–15, 1990.</text:span></text:p>
      <text:p text:style-name="P3">[5] D. J. Spero, “<text:span text:style-name="T8">A review of outdoor robotics research</text:span>,” Dept. Electrical</text:p>
      <text:p text:style-name="P3">and Computer Systems Engineering, Monash University, Melbourne,</text:p>
      <text:p text:style-name="P3">Australia, Tech. Rep. MECSE-17-2004, 24 Nov. 2004. [Online]. Available:</text:p>
      <text:p text:style-name="P3">http://www.ds.eng.monash.edu.au/techrep/reports/</text:p>
      <text:p text:style-name="P3">[6] M. W. M. G. Dissanayake, P. Newman, S. Clark, H. F. Durrant-Whyte, and</text:p>
      <text:p text:style-name="P3">M. Csorba, “<text:span text:style-name="T8">A solution to the simultaneous localization and map buildin</text:span>g</text:p>
      <text:p text:style-name="P1"><text:span text:style-name="T1">(SLAM) problem,” </text:span><text:span text:style-name="T5">IEEE Trans. Robotics and Automation</text:span><text:span text:style-name="T1">, vol. 17, no. 3,</text:span></text:p>
      <text:p text:style-name="P3">pp. 229–241, 2001.</text:p>
      <text:p text:style-name="P3">[7] R. Smith, M. Self, and P. Cheeseman, “<text:span text:style-name="T8">A stochastic map for uncertain</text:span></text:p>
      <text:p text:style-name="P1"><text:span text:style-name="T3">spatial relationships</text:span><text:span text:style-name="T1">,” in 4</text:span><text:span text:style-name="T4">th </text:span><text:span text:style-name="T5">Int. Symp. Robotics Research</text:span><text:span text:style-name="T1">. MIT Press,</text:span></text:p>
      <text:p text:style-name="P3">1987.</text:p>
      <text:p text:style-name="P3">14</text:p>
      <text:p text:style-name="P4">MECSE-4-2007: "A Review of Robotic SLAM", D. J. Spero and R. A. Jarvis</text:p>
      <text:p text:style-name="P1"><text:span text:style-name="T1">[8] P. S. Maybeck, </text:span><text:span text:style-name="T5">S</text:span><text:span text:style-name="T7">tochastic Models, Estimation, and Control</text:span><text:span text:style-name="T3">.</text:span><text:span text:style-name="T1"> New York:</text:span></text:p>
      <text:p text:style-name="P3">Academic Press, 1979.</text:p>
      <text:p text:style-name="P3">[9] P. Moutarlier and R. Chatila, “Stochastic multisensory data fusion for mobile</text:p>
      <text:p text:style-name="P1"><text:span text:style-name="T1">robot location and environment modelling,” in 5</text:span><text:span text:style-name="T4">th </text:span><text:span text:style-name="T5">Int. Symp. Robotics</text:span></text:p>
      <text:p text:style-name="P1"><text:span text:style-name="T5">Research</text:span><text:span text:style-name="T1">, Tokyo, Japan, 28-31 Aug. 1989, pp. 85–94.</text:span></text:p>
      <text:p text:style-name="P3">[10] J. J. Leonard and H. F. Durrant-Whyte, “Simultaneous map building and</text:p>
      <text:p text:style-name="P1"><text:span text:style-name="T1">localization for an autonomous mobile robot,” in </text:span><text:span text:style-name="T5">IEEE/RSJ Int. Workshop</text:span></text:p>
      <text:p text:style-name="P1"><text:span text:style-name="T5">on Intelligent Robots and Systems</text:span><text:span text:style-name="T1">, vol. 3, Osaka, Japan, 3-5 Nov. 1991, pp.</text:span></text:p>
      <text:p text:style-name="P3">1442–1447.</text:p>
      <text:p text:style-name="P3">[11] S. B. Williams, P. Newman, G. Dissanayake, and H. Durrant-Whyte,</text:p>
      <text:p text:style-name="P3">“Autonomous underwater simultaneous localisation and map building,” in</text:p>
      <text:p text:style-name="P1"><text:span text:style-name="T5">Proc. IEEE Int. Conf. Robotics and Automation</text:span><text:span text:style-name="T1">, San Francisco, CA, 24-28</text:span></text:p>
      <text:p text:style-name="P3">Apr. 2000, pp. 1793–1798.</text:p>
      <text:p text:style-name="P3">[12] J. Guivant, E. Nebot, and S. Baiker, “Localization and map building using</text:p>
      <text:p text:style-name="P1"><text:span text:style-name="T1">laser range sensors in outdoor applications,” </text:span><text:span text:style-name="T5">J. Robotic Systems</text:span><text:span text:style-name="T1">, vol. 17,</text:span></text:p>
      <text:p text:style-name="P3">no. 10, pp. 565–583, 2000.</text:p>
      <text:p text:style-name="P3">[13] J. A. Castellanos, J. Neira, and J. D. Tard´os, “Multisensor fusion for simultaneous</text:p>
      <text:p text:style-name="P1"><text:span text:style-name="T1">localization and map building,” </text:span><text:span text:style-name="T5">IEEE Trans. Robotics and Automation</text:span><text:span text:style-name="T1">,</text:span></text:p>
      <text:p text:style-name="P3">vol. 17, no. 6, pp. 908–914, 2001.</text:p>
      <text:p text:style-name="P3">[14] A. J. Davison and D. W. Murray, “Simultaneous localization and mapbuilding</text:p>
      <text:p text:style-name="P1"><text:span text:style-name="T1">using active vision,” </text:span><text:span text:style-name="T5">IEEE Trans. Pattern Analysis and Machine</text:span></text:p>
      <text:p text:style-name="P1"><text:span text:style-name="T5">Intelligence</text:span><text:span text:style-name="T1">, vol. 24, no. 7, pp. 865–880, 2002.</text:span></text:p>
      <text:p text:style-name="P3">[15] S. J. Julier and J. K. Uhlmann, “A counter example to the theory of simultaneous</text:p>
      <text:p text:style-name="P1"><text:span text:style-name="T1">localization and map building,” in </text:span><text:span text:style-name="T5">Proc. IEEE Int. Conf. Robotics</text:span></text:p>
      <text:p text:style-name="P1"><text:span text:style-name="T5">and Automation</text:span><text:span text:style-name="T1">, Seoul, Korea, 21-26 May 2001, pp. 4238–4243.</text:span></text:p>
      <text:p text:style-name="P3">[16] M. W. M. G. Dissanayake, H. F. Durrant-Whyte, and T. Bailey, “A computationally</text:p>
      <text:p text:style-name="P3">efficient solution to the simultaneous localisation and map building</text:p>
      <text:p text:style-name="P1"><text:span text:style-name="T1">(SLAM) problem,” in </text:span><text:span text:style-name="T5">Proc. IEEE Int. Conf. Robotics and Automation</text:span><text:span text:style-name="T1">,</text:span></text:p>
      <text:p text:style-name="P3">vol. 2, San Francisco, CA, 24-28 Apr. 2000, pp. 1009–1014.</text:p>
      <text:p text:style-name="P3">[17] J. E. Guivant and E. M. Nebot, “Optimization of the simultaneous localization</text:p>
      <text:p text:style-name="P1"><text:span text:style-name="T1">and map-building algorithm for real-time implementation,” </text:span><text:span text:style-name="T5">IEEE</text:span></text:p>
      <text:p text:style-name="P1"><text:span text:style-name="T5">Trans. Robotics and Automation</text:span><text:span text:style-name="T1">, vol. 17, no. 3, pp. 242–257, 2001.</text:span></text:p>
      <text:p text:style-name="P3">[18] K. S. Chong and L. Kleeman, “Feature-based mapping in real, large scale</text:p>
      <text:p text:style-name="P1"><text:span text:style-name="T1">environments using an ultrasonic array,” </text:span><text:span text:style-name="T5">Int. J. Robotics Research</text:span><text:span text:style-name="T1">, vol. 18,</text:span></text:p>
      <text:p text:style-name="P3">no. 1, pp. 3–19, 1999.</text:p>
      <text:p text:style-name="P3">[19] M. Csorba and H. F. Durrant-Whyte, “A new approach to map building</text:p>
      <text:p text:style-name="P1"><text:span text:style-name="T1">using relative position estimates,” in </text:span><text:span text:style-name="T5">Proc. SPIE: Navigation and Control</text:span></text:p>
      <text:p text:style-name="P1"><text:span text:style-name="T5">Technologies for Unmanned Systems II</text:span><text:span text:style-name="T1">, Orlando, FL, 23 Apr. 1997, pp.</text:span></text:p>
      <text:p text:style-name="P3"><text:soft-page-break/>115–125.</text:p>
      <text:p text:style-name="P3">[20] J. K. Uhlmann, S. J. Julier, and M. Csorba, “Nondivergent simultaneous</text:p>
      <text:p text:style-name="P1"><text:span text:style-name="T1">map-building and localization using covariance intersection,” in </text:span><text:span text:style-name="T5">Proc.</text:span></text:p>
      <text:p text:style-name="P1"><text:span text:style-name="T5">SPIE: Navigation and Control Technologies for Unmanned Systems II</text:span><text:span text:style-name="T1">, Orlando,</text:span></text:p>
      <text:p text:style-name="P3">FL, 23 Apr. 1997, pp. 2–11.</text:p>
      <text:p text:style-name="P3">15</text:p>
      <text:p text:style-name="P4">MECSE-4-2007: "A Review of Robotic SLAM", D. J. Spero and R. A. Jarvis</text:p>
      <text:p text:style-name="P3">[21] R. C. Luo and M. G. Kay, “Multisensor integration and fusion in intelligent</text:p>
      <text:p text:style-name="P1"><text:span text:style-name="T1">systems,” </text:span><text:span text:style-name="T5">IEEE Trans. Systems, Man and Cybernetics</text:span><text:span text:style-name="T1">, vol. 19, no. 5, pp.</text:span></text:p>
      <text:p text:style-name="P3">901–931, 1989.</text:p>
      <text:p text:style-name="P3">[22] M. W. M. G. Dissanayake, P. Newman, H. F. Durrant-Whyte, S. Clark, and</text:p>
      <text:p text:style-name="P3">M. Csorba, “An experimental and theoretical investigation into simultaneous</text:p>
      <text:p text:style-name="P1"><text:span text:style-name="T1">localisation and map building,” in </text:span><text:span text:style-name="T5">Proc. Sixth Int. Symp. Experimental</text:span></text:p>
      <text:p text:style-name="P1"><text:span text:style-name="T5">Robotics</text:span><text:span text:style-name="T1">, Sydney, Australia, 26-28 Mar. 1999, pp. 265–274.</text:span></text:p>
      <text:p text:style-name="P1"><text:span text:style-name="T1">[23] A. Gelb, </text:span><text:span text:style-name="T5">Applied Optimal Estimation</text:span><text:span text:style-name="T1">. Cambridge, MA: MIT Press, 1974.</text:span></text:p>
      <text:p text:style-name="P3">[24] J. A. Castellanos, J. Neira, and J. D. Tard´os, “Limits to the consistency of</text:p>
      <text:p text:style-name="P1"><text:span text:style-name="T1">EKF-based SLAM,” in 5</text:span><text:span text:style-name="T4">th </text:span><text:span text:style-name="T5">IFAC Symp. Intelligent Autonomous Vehicles</text:span><text:span text:style-name="T1">,</text:span></text:p>
      <text:p text:style-name="P3">Lisbon, Portugal, 5-7 Jul. 2004.</text:p>
      <text:p text:style-name="P3">[25] S. J. Julier and J. K. Uhlmann, “N<text:span text:style-name="T8">ew extension of the Kalman filter to</text:span></text:p>
      <text:p text:style-name="P1"><text:span text:style-name="T3">nonlinear systems,</text:span><text:span text:style-name="T1">” in </text:span><text:span text:style-name="T5">Proc. SPIE: Signal Processing, Sensor Fusion, and</text:span></text:p>
      <text:p text:style-name="P1"><text:span text:style-name="T5">Target Recognition VI</text:span><text:span text:style-name="T1">, Orlando, FL, 21-24 Apr. 1997, pp. 182–193.</text:span></text:p>
      <text:p text:style-name="P3">[26] J. Neira and J. D. Tard´os, “Data association in stochastic mapping using</text:p>
      <text:p text:style-name="P1"><text:span text:style-name="T1">the joint compatibility test,” </text:span><text:span text:style-name="T5">IEEE Trans. Robotics and Automation</text:span><text:span text:style-name="T1">,</text:span></text:p>
      <text:p text:style-name="P3">vol. 17, no. 6, pp. 890–897, 2001.</text:p>
      <text:p text:style-name="P3">[27] T. Bailey, E. M. Nebot, J. K. Rosenblatt, and H. F. Durrant-Whyte, “Data</text:p>
      <text:p text:style-name="P3">association for mobile robot navigation: A graph theoretic approach,” in</text:p>
      <text:p text:style-name="P1"><text:span text:style-name="T5">Proc. IEEE Int. Conf. Robotics and Automation</text:span><text:span text:style-name="T1">, vol. 3, San Francisco, CA,</text:span></text:p>
      <text:p text:style-name="P3">24-28 Apr. 2000, pp. 2512–2517.</text:p>
      <text:p text:style-name="P1"><text:span text:style-name="T1">[28] D. B. Reid, “An algorithm for tracking multiple targets,” </text:span><text:span text:style-name="T5">IEEE Trans.</text:span></text:p>
      <text:p text:style-name="P1"><text:span text:style-name="T5">Automatic Control</text:span><text:span text:style-name="T1">, vol. AC-24, no. 6, pp. 843–854, 1979.</text:span></text:p>
      <text:p text:style-name="P3">[29] I. J. Cox and J. J. Leonard, “Probabilistic data association for dynamic</text:p>
      <text:p text:style-name="P1"><text:span text:style-name="T1">world modeling: A multiple hypothesis approach,” in </text:span><text:span text:style-name="T5">Fifth Int. Conf. Advanced</text:span></text:p>
      <text:p text:style-name="P1"><text:span text:style-name="T5">Robotics</text:span><text:span text:style-name="T1">, Pisa, Italy, 19-22 Jun. 1991, pp. 1287–1294.</text:span></text:p>
      <text:p text:style-name="P1"><text:span text:style-name="T1">[30] S. Thrun, “</text:span><text:span text:style-name="T3">Probabilistic algorithms in robotics</text:span><text:span text:style-name="T1">,” </text:span><text:span text:style-name="T5">AI Magazine</text:span><text:span text:style-name="T1">, vol. 21,</text:span></text:p>
      <text:p text:style-name="P3">no. 4, pp. 93–109, 2000.</text:p>
      <text:p text:style-name="P1"><text:span text:style-name="T1">[31] A. Papoulis, </text:span><text:span text:style-name="T5">Probability, Random Variables, and Stochastic Processes</text:span><text:span text:style-name="T1">,</text:span></text:p>
      <text:p text:style-name="P3">3rd ed. Singapore: McGraw-Hill, 1991.</text:p>
      <text:p text:style-name="P3">[32] S. Thrun, “<text:span text:style-name="T8">Robotic mapping: A survey</text:span>,” Dept. Computer Science,</text:p>
      <text:p text:style-name="P3">Carnegie Mellon University, Pittsburgh, PA, Tech. Rep. CMU-CS-02-111,</text:p>
      <text:p text:style-name="P3">Feb. 2002.</text:p>
      <text:p text:style-name="P3">[33] S. Thrun, W. Burgard, and D. Fox, “A probabilistic approach to concurrent</text:p>
      <text:p text:style-name="P1"><text:span text:style-name="T1">mapping and localization for mobile robots,” </text:span><text:span text:style-name="T5">Machine Learning</text:span><text:span text:style-name="T1">, vol. 31, no.</text:span></text:p>
      <text:p text:style-name="P3">1-3, pp. 29–53, 1998.</text:p>
      <text:p text:style-name="P3">[34] A. P. Dempster, N. M. Laird, and D. B. Rubin, “Maximum likelihood from</text:p>
      <text:p text:style-name="P1"><text:span text:style-name="T1">incomplete data via the EM algorithm,” </text:span><text:span text:style-name="T5">J. Royal Statistical Society, Series</text:span></text:p>
      <text:p text:style-name="P1"><text:span text:style-name="T5">B</text:span><text:span text:style-name="T1">, vol. 39, no. 1, pp. 1–38, 1977.</text:span></text:p>
      <text:p text:style-name="P1"><text:span text:style-name="T1">[35] G. J. McLachlan and T. Krishnan, </text:span><text:span text:style-name="T5">The EM Algorithm and Extensions</text:span><text:span text:style-name="T1">.</text:span></text:p>
      <text:p text:style-name="P3">New York: Wiley, 1997.</text:p>
      <text:p text:style-name="P3">16</text:p>
      <text:p text:style-name="P4">MECSE-4-2007: "A Review of Robotic SLAM", D. J. Spero and R. A. Jarvis</text:p>
      <text:p text:style-name="P3">[36] W. Burgard, D. Fox, D. Hennig, and T. Schmidt, “Estimating the absolute</text:p>
      <text:p text:style-name="P1"><text:span text:style-name="T1">position of a mobile robot using position probability grids,” in </text:span><text:span text:style-name="T5">Proc. Natl.</text:span></text:p>
      <text:p text:style-name="P1"><text:span text:style-name="T5">Conf. Artificial Intelligence</text:span><text:span text:style-name="T1">, Portland, OR, 4-8 Aug. 1996, pp. 896–901.</text:span></text:p>
      <text:p text:style-name="P3">[37] A. Elfes, “Occupancy grids: A probabilistic framework for robot perception</text:p>
      <text:p text:style-name="P3">and navigation,” Ph.D. dissertation, Dept. Electrical and Computer</text:p>
      <text:p text:style-name="P3">Engineering, Carnegie Mellon University, Pittsburgh, PA, 1989.</text:p>
      <text:p text:style-name="P3">[38] H. P. Moravec and A. Elfes, “High resolution maps from wide angle sonar,”</text:p>
      <text:p text:style-name="P1"><text:span text:style-name="T1">in </text:span><text:span text:style-name="T5">Proc. IEEE Conf. Robotics and Automation</text:span><text:span text:style-name="T1">, St. Louis, MO, 25-28 Mar.</text:span></text:p>
      <text:p text:style-name="P3">1985, pp. 116–121.</text:p>
      <text:p text:style-name="P3">[39] C. Martin and S. Thrun, “Real-time acquisition of compact volumetric 3D</text:p>
      <text:p text:style-name="P1"><text:span text:style-name="T1">maps with mobile robots,” in </text:span><text:span text:style-name="T5">Proc. IEEE Int. Conf. Robotics and Automation</text:span><text:span text:style-name="T1">,</text:span></text:p>
      <text:p text:style-name="P3">Washington, DC, 11-15 May 2002, pp. 311–316.</text:p>
      <text:p text:style-name="P3"><text:soft-page-break/>[40] M. Montemerlo, S. Thrun, D. Koller, and B. Wegbreit, “FastSLAM: A</text:p>
      <text:p text:style-name="P3">factored solution to the simultaneous localization and mapping problem,”</text:p>
      <text:p text:style-name="P1"><text:span text:style-name="T1">in </text:span><text:span text:style-name="T5">Proc. Natl. Conf. Artificial Intelligence</text:span><text:span text:style-name="T1">, Alta., Canada, 28 Jul.-1 Aug.</text:span></text:p>
      <text:p text:style-name="P3">2002, pp. 593–598.</text:p>
      <text:p text:style-name="P3">[41] N. J. Gordon, D. J. Salmond, and A. F. M. Smith, “Novel approach to</text:p>
      <text:p text:style-name="P1"><text:span text:style-name="T1">nonlinear/non-Gaussian Bayesian state estimation,” </text:span><text:span text:style-name="T5">IEE Proc. F (Radar</text:span></text:p>
      <text:p text:style-name="P1"><text:span text:style-name="T5">and Signal Processing)</text:span><text:span text:style-name="T1">, vol. 140, no. 2, pp. 107–113, 1993.</text:span></text:p>
      <text:p text:style-name="P1"><text:span text:style-name="T1">[42] A. Doucet, N. de Freitas, and N. Gordon, Eds., </text:span><text:span text:style-name="T5">Sequential Monte Carlo</text:span></text:p>
      <text:p text:style-name="P1"><text:span text:style-name="T5">Methods in Practice</text:span><text:span text:style-name="T1">. New York: Springer-Verlag, 2001.</text:span></text:p>
      <text:p text:style-name="P1"><text:span text:style-name="T1">[43] S. Thrun, “Particle filters in robotics,” in </text:span><text:span text:style-name="T5">Proc. </text:span><text:span text:style-name="T1">18</text:span><text:span text:style-name="T4">th </text:span><text:span text:style-name="T5">Conf. Uncertainty in</text:span></text:p>
      <text:p text:style-name="P1"><text:span text:style-name="T5">Artificial Intelligence</text:span><text:span text:style-name="T1">, Alberta, Canada, 1-4 Aug. 2002, pp. 511–518.</text:span></text:p>
      <text:p text:style-name="P3">[44] D. B. Rubin, “Using the SIR algorithm to simulate posterior distributions,”</text:p>
      <text:p text:style-name="P1"><text:span text:style-name="T1">in </text:span><text:span text:style-name="T5">Bayesian Statistics 3</text:span><text:span text:style-name="T1">, J. M. Bernardo, M. H. DeGroot, D. V. Lindley,</text:span></text:p>
      <text:p text:style-name="P3">and A. F. M. Smith, Eds. Oxford, UK: Oxford University Press, 1988.</text:p>
      <text:p text:style-name="P1"><text:span text:style-name="T1">[45] B. W. Silverman, </text:span><text:span text:style-name="T5">Density Estimation for Statistics and Data Analysis</text:span><text:span text:style-name="T1">.</text:span></text:p>
      <text:p text:style-name="P3">London: Chapman and Hall, 1986.</text:p>
      <text:p text:style-name="P1"><text:span text:style-name="T1">[46] J. H. Holland, </text:span><text:span text:style-name="T5">Adaptation in Natural and Artificial Systems</text:span><text:span text:style-name="T1">. Ann Arbor,</text:span></text:p>
      <text:p text:style-name="P3">MI: University of Michigan Press, 1975.</text:p>
      <text:p text:style-name="P1"><text:span text:style-name="T1">[47] D. E. Goldberg, </text:span><text:span text:style-name="T5">Genetic Algorithms in Search, Optimization, and Machine</text:span></text:p>
      <text:p text:style-name="P1"><text:span text:style-name="T5">Learning</text:span><text:span text:style-name="T1">. Reading, MA: Addison-Wesley, 1989.</text:span></text:p>
      <text:p text:style-name="P3">[48] F. Dellaert, D. Fox, W. Burgard, and S. Thrun, “Monte Carlo localization</text:p>
      <text:p text:style-name="P1"><text:span text:style-name="T1">for mobile robots,” in </text:span><text:span text:style-name="T5">Proc. IEEE Int. Conf. Robotics and Automation</text:span><text:span text:style-name="T1">,</text:span></text:p>
      <text:p text:style-name="P3">Detroit, MI, 10-15 May 1999, pp. 1322–1328.</text:p>
      <text:p text:style-name="P3">[49] J. S. Gutmann and D. Fox, “An experimental comparison of localization</text:p>
      <text:p text:style-name="P1"><text:span text:style-name="T1">methods continued,” in </text:span><text:span text:style-name="T5">Proc. IEEE/RSJ Int. Conf. Intelligent Robots and</text:span></text:p>
      <text:p text:style-name="P1"><text:span text:style-name="T5">Systems</text:span><text:span text:style-name="T1">, Lausanne, Switzerland, 30 Sep.-5 Oct. 2002, pp. 454–459.</text:span></text:p>
      <text:p text:style-name="P3">[50] S. Zilberstein, “Resource-bounded sensing and planning in autonomous systems,”</text:p>
      <text:p text:style-name="P1"><text:span text:style-name="T5">Autonomous Robots</text:span><text:span text:style-name="T1">, vol. 3, no. 1, pp. 31–48, 1996.</text:span></text:p>
      <text:p text:style-name="P3">17</text:p>
      <text:p text:style-name="P4">MECSE-4-2007: "A Review of Robotic SLAM", D. J. Spero and R. A. Jarvis</text:p>
      <text:p text:style-name="P1"><text:span text:style-name="T1">[51] K. P. Murphy, “Bayesian map learning in dynamic environments,” in </text:span><text:span text:style-name="T5">Neural</text:span></text:p>
      <text:p text:style-name="P1"><text:span text:style-name="T5">Information Processing Systems</text:span><text:span text:style-name="T1">, Denver, CO, 29 Nov.-4 Dec. 1999, pp.</text:span></text:p>
      <text:p text:style-name="P3">1015–1021.</text:p>
      <text:p text:style-name="P3">[52] G. Casella and C. P. Robert, “Rao-Blackwellisation of sampling schemes,”</text:p>
      <text:p text:style-name="P1"><text:span text:style-name="T5">Biometrika</text:span><text:span text:style-name="T1">, vol. 83, no. 1, pp. 81–94, 1996.</text:span></text:p>
      <text:p text:style-name="P3">[53] S. Thrun, M. Montemerlo, D. Koller, B. Wegbreit, J. Nieto, and E. Nebot,</text:p>
      <text:p text:style-name="P3">“FastSLAM: An efficient solution to the simultaneous localization and mapping</text:p>
      <text:p text:style-name="P1"><text:span text:style-name="T1">problem with unknown data association,” </text:span><text:span text:style-name="T5">J. Machine Learning Research</text:span><text:span text:style-name="T1">,</text:span></text:p>
      <text:p text:style-name="P3">2004, to appear.</text:p>
      <text:p text:style-name="P3">[54] M. Montemerlo, S. Thrun, D. Koller, and B. Wegbreit, “FastSLAM 2.0:</text:p>
      <text:p text:style-name="P3">An improved particle filtering algorithm for simultaneous localization and</text:p>
      <text:p text:style-name="P1"><text:span text:style-name="T1">mapping that provably converges,” in </text:span><text:span text:style-name="T5">Eighteenth Int. Joint Conf. Artificial</text:span></text:p>
      <text:p text:style-name="P1"><text:span text:style-name="T5">Intelligence</text:span><text:span text:style-name="T1">, Acapulco, Mexico, 9-15 Aug. 2003, pp. 907–912.</text:span></text:p>
      <text:p text:style-name="P3">[55] M. Montemerlo, “FastSLAM: A factored solution to the simultaneous localization</text:p>
      <text:p text:style-name="P3">and mapping problem with unknown data association,” Ph.D. dissertation,</text:p>
      <text:p text:style-name="P3">School of Computer Science, Carnegie Mellon University, Pittsburgh,</text:p>
      <text:p text:style-name="P3">PA, 2003.</text:p>
      <text:p text:style-name="P3">[56] O. King and D. A. Forsyth, “How does CONDENSATION behave with a</text:p>
      <text:p text:style-name="P1"><text:span text:style-name="T1">finite number of samples?” in 6</text:span><text:span text:style-name="T4">th </text:span><text:span text:style-name="T5">Euro. Conf. Computer Vision</text:span><text:span text:style-name="T1">, Dublin,</text:span></text:p>
      <text:p text:style-name="P3">Ireland, 26 Jun.-1 Jul. 2000, pp. 695–709.</text:p>
      <text:p text:style-name="P3">[57] R. Chatila and J. Laumond, “Position referencing and consistent world</text:p>
      <text:p text:style-name="P1"><text:span text:style-name="T1">modeling for mobile robots,” in </text:span><text:span text:style-name="T5">IEEE Int. Conf. Robotics and Automation</text:span><text:span text:style-name="T1">,</text:span></text:p>
      <text:p text:style-name="P3">St. Louis, MO, 25-28 Mar. 1985, pp. 138–145.</text:p>
      <text:p text:style-name="P3">[58] F. Lu and E. Milios, “Globally consistent range scan alignment for environment</text:p>
      <text:p text:style-name="P1"><text:span text:style-name="T1">mapping,” </text:span><text:span text:style-name="T5">Autonomous Robots</text:span><text:span text:style-name="T1">, vol. 4, no. 4, pp. 333–349, 1997.</text:span></text:p>
      <text:p text:style-name="P3">[59] J. S. Gutmann and K. Konolige, “Incremental mapping of large cyclic</text:p>
      <text:p text:style-name="P1"><text:span text:style-name="T1">environments,” in </text:span><text:span text:style-name="T5">Proc. IEEE Int. Symp. Computational Intelligence in</text:span></text:p>
      <text:p text:style-name="P1"><text:span text:style-name="T5">Robotics and Automation</text:span><text:span text:style-name="T1">, Monterey, CA, 8-9 Nov. 1999, pp. 318–325.</text:span></text:p>
      <text:p text:style-name="P3">[60] S. Thrun, W. Burgard, and D. Fox, “A real-time algorithm for mobile robot</text:p>
      <text:p text:style-name="P1"><text:span text:style-name="T1">mapping with applications to multi-robot and 3D mapping,” in </text:span><text:span text:style-name="T5">Proc. IEEE</text:span></text:p>
      <text:p text:style-name="P1"><text:span text:style-name="T5">Int. Conf. Robotics and Automation</text:span><text:span text:style-name="T1">, San Francisco, CA, 24-28 Apr. 2000,</text:span></text:p>
      <text:p text:style-name="P3">pp. 321–328.</text:p>
      <text:p text:style-name="P3"><text:soft-page-break/>[61] R. van der Merwe, A. Doucet, N. de Freitas, and E. Wan, “The unscented</text:p>
      <text:p text:style-name="P3">particle filter,” Dept. Engineering, Cambridge University, Cambridge, UK,</text:p>
      <text:p text:style-name="P3">Tech. Rep. CUED/F-INFENG/TR 380, 2000.</text:p>
      <text:p text:style-name="P1"><text:span text:style-name="T1">[62] W. E. L. Grimson, </text:span><text:span text:style-name="T5">Object Recognition by Computer: The Role of Geometric</text:span></text:p>
      <text:p text:style-name="P1"><text:span text:style-name="T5">Constraints</text:span><text:span text:style-name="T1">. Cambridge, MA: MIT Press, 1991.</text:span></text:p>
      <text:p text:style-name="P3">[63] Y. Chen and G. Medioni, “Object modeling by registration of multiple</text:p>
      <text:p text:style-name="P1"><text:span text:style-name="T1">range images,” in </text:span><text:span text:style-name="T5">Proc. IEEE Int. Conf. Robotics and Automation</text:span><text:span text:style-name="T1">, Sacramento,</text:span></text:p>
      <text:p text:style-name="P3">CA, 9-11 Apr. 1991, pp. 2724–2729.</text:p>
      <text:p text:style-name="P3">18</text:p>
      <text:p text:style-name="P4">MECSE-4-2007: "A Review of Robotic SLAM", D. J. Spero and R. A. Jarvis</text:p>
      <text:p text:style-name="P3">[64] P. J. Besl and H. D. McKay, “A method for registration of 3-D shapes,”</text:p>
      <text:p text:style-name="P1"><text:span text:style-name="T5">IEEE Trans. Pattern Analysis and Machine Intelligence</text:span><text:span text:style-name="T1">, vol. 14, no. 2, pp.</text:span></text:p>
      <text:p text:style-name="P3">239–256, 1992.</text:p>
      <text:p text:style-name="P3">[65] S. Rusinkiewicz and M. Levoy, “Efficient variants of the ICP algorithm,”</text:p>
      <text:p text:style-name="P1"><text:span text:style-name="T1">in </text:span><text:span text:style-name="T5">Proc. Third Int. Conf. 3-D Digital Imaging and Modeling</text:span><text:span text:style-name="T1">, Quebec City,</text:span></text:p>
      <text:p text:style-name="P3">Que., Canada, 28 May-1 Jun. 2001, pp. 145–152.</text:p>
      <text:p text:style-name="P3">[66] I. J. Cox, “Blanche - an experiment in guidance and navigation of an autonomous</text:p>
      <text:p text:style-name="P1"><text:span text:style-name="T1">robot vehicle,” </text:span><text:span text:style-name="T5">IEEE Trans. Robotics and Automation</text:span><text:span text:style-name="T1">, vol. 7,</text:span></text:p>
      <text:p text:style-name="P3">no. 2, pp. 193–204, 1991.</text:p>
      <text:p text:style-name="P3">[67] F. Lu and E. Milios, “Robot pose estimation in unknown environments</text:p>
      <text:p text:style-name="P1"><text:span text:style-name="T1">by matching 2D range scans,” </text:span><text:span text:style-name="T5">J. Intelligent and Robotic Systems</text:span><text:span text:style-name="T1">, vol. 18,</text:span></text:p>
      <text:p text:style-name="P3">no. 3, pp. 249–275, 1997.</text:p>
      <text:p text:style-name="P3">[68] B. Jensen and R. Siegwart, “Scan alignment with probabilistic distance</text:p>
      <text:p text:style-name="P1"><text:span text:style-name="T1">metric,” in </text:span><text:span text:style-name="T5">Proc. IEEE/RSJ Int. Conf. Intelligent Robots and Systems</text:span><text:span text:style-name="T1">,</text:span></text:p>
      <text:p text:style-name="P3">Sendai, Japan, 28 Sep.-2 Oct. 2004, pp. 2191–2196.</text:p>
      <text:p text:style-name="P3">[69] A. N¨uchter, K. Lingemann, J. Hertzberg, H. Surmann, K. Perv¨olz, M. Hennig,</text:p>
      <text:p text:style-name="P3">K. R. Tiruchinapalli, R. Worst, and T. Christaller, “Mapping of rescue</text:p>
      <text:p text:style-name="P1"><text:span text:style-name="T1">environments with Kurt3D,” in </text:span><text:span text:style-name="T5">IEEE Int. Workshop on Safety, Security</text:span></text:p>
      <text:p text:style-name="P1"><text:span text:style-name="T5">and Rescue Robotics</text:span><text:span text:style-name="T1">, Kobe, Japan, 6-9 Jun. 2005, in press.</text:span></text:p>
      <text:p text:style-name="P3">[70] G. Weiss and E. V. Puttkamer, “A map based on laserscans without geometric</text:p>
      <text:p text:style-name="P1"><text:span text:style-name="T1">interpretation,” in </text:span><text:span text:style-name="T5">Proc. Int. Conf. Intelligent Autonomous Systems</text:span><text:span text:style-name="T1">,</text:span></text:p>
      <text:p text:style-name="P3">Karlsruhe, Germany, 27-30 Mar. 1995, pp. 403–407.</text:p>
      <text:p text:style-name="P3">[71] P. Biber, “The normal distributions transform: A new approach to laser</text:p>
      <text:p text:style-name="P1"><text:span text:style-name="T1">scan matching,” in </text:span><text:span text:style-name="T5">IEEE/RSJ Int. Conf. Intelligent Robots and Systems</text:span><text:span text:style-name="T1">,</text:span></text:p>
      <text:p text:style-name="P3">Las Vegas, NV, 27-31 Oct. 2003, pp. 2743–2748.</text:p>
      <text:p text:style-name="P3">[72] J. L. Crowley, F. Wallner, and B. Schiele, “Position estimation using principal</text:p>
      <text:p text:style-name="P1"><text:span text:style-name="T1">components of range data,” in </text:span><text:span text:style-name="T5">Proc. IEEE Int. Conf. Robotics and</text:span></text:p>
      <text:p text:style-name="P1"><text:span text:style-name="T5">Automation</text:span><text:span text:style-name="T1">, Leuven, Belgium, 16-20 May 1998, pp. 3121–3128.</text:span></text:p>
      <text:p text:style-name="P3">[73] H. Kitano, M. Asada, Y. Kuniyoshi, I. Noda, and E. Osawa, “RoboCup: the</text:p>
      <text:p text:style-name="P1"><text:span text:style-name="T1">robot world cup initiative,” in </text:span><text:span text:style-name="T5">Proc. First Int. Conf. Autonomous Agents</text:span><text:span text:style-name="T1">,</text:span></text:p>
      <text:p text:style-name="P3">Marina del Rey, CA, 5-8 Feb. 1997, pp. 340–347.</text:p>
      <text:p text:style-name="P3">[74] J. S. Gutmann, T. Weigel, and B. Nebel, “Fast, accurate, and robust selflocalization</text:p>
      <text:p text:style-name="P1"><text:span text:style-name="T1">in polygonal environments,” in </text:span><text:span text:style-name="T5">Proc. IEEE/RSJ Int. Conf.</text:span></text:p>
      <text:p text:style-name="P1"><text:span text:style-name="T5">Intelligent Robots and Systems</text:span><text:span text:style-name="T1">, Kyongju, South Korea, 17-21 Oct. 1999,</text:span></text:p>
      <text:p text:style-name="P3">pp. 1412–1419.</text:p>
      <text:p text:style-name="P3">[75] J. Weber, K. W. J¨org, and E. V. Puttkamer, “APR - global scan matching</text:p>
      <text:p text:style-name="P1"><text:span text:style-name="T1">using anchor point relationships,” in 6</text:span><text:span text:style-name="T4">th </text:span><text:span text:style-name="T5">Int. Conf. Intelligent Autonomous</text:span></text:p>
      <text:p text:style-name="P1"><text:span text:style-name="T5">Systems</text:span><text:span text:style-name="T1">, Venice, Italy, 25-27 Jul. 2000, pp. 471–478.</text:span></text:p>
      <text:p text:style-name="P3">[76] M. Tomono, “A scan matching method using Euclidean invariant signature</text:p>
      <text:p text:style-name="P1"><text:span text:style-name="T1">for global localization and map building,” in </text:span><text:span text:style-name="T5">IEEE Int. Conf. Robotics and</text:span></text:p>
      <text:p text:style-name="P1"><text:span text:style-name="T5">Automation</text:span><text:span text:style-name="T1">, New Orleans, LA, 26 Apr.-1 May 2004, pp. 866–871.</text:span></text:p>
      <text:p text:style-name="P3">19</text:p>
      <text:p text:style-name="P4">MECSE-4-2007: "A Review of Robotic SLAM", D. J. Spero and R. A. Jarvis</text:p>
      <text:p text:style-name="P3">[77] D. J. Spero, “Simultaneous localisation and map building: The kidnapped</text:p>
      <text:p text:style-name="P3">way,” Ph.D. dissertation, Intelligent Robotics Research Centre, Monash</text:p>
      <text:p text:style-name="P3">University, Melbourne, Australia, 2005.</text:p>
      <text:p text:style-name="P3">[78] J. Borenstein, H. R. Everett, L. Feng, and D. Wehe, “Mobile robot positioning:</text:p>
      <text:p text:style-name="P1"><text:span text:style-name="T1">Sensors and techniques,” </text:span><text:span text:style-name="T5">J. Robotic Systems</text:span><text:span text:style-name="T1">, vol. 14, no. 4, pp.</text:span></text:p>
      <text:p text:style-name="P3">231–249, 1997.</text:p>
      <text:p text:style-name="P3">[79] D. H¨ahnel, W. Burgard, D. Fox, and S. Thrun, “An efficient fastSLAM</text:p>
      <text:p text:style-name="P3">algorithm for generating maps of large-scale cyclic environments from</text:p>
      <text:p text:style-name="P1"><text:span text:style-name="T1">raw laser range measurements,” in </text:span><text:span text:style-name="T5">Proc. IEEE/RSJ Int. Conf. Intelligent</text:span></text:p>
      <text:p text:style-name="P1"><text:soft-page-break/><text:span text:style-name="T5">Robots and Systems</text:span><text:span text:style-name="T1">, Las Vegas, NV, 27-31 Oct. 2003, pp. 206–211.</text:span></text:p>
      <text:p text:style-name="P3">[80] C. Pradalier and S. Sekhavat, “Concurrent matching, localization and map</text:p>
      <text:p text:style-name="P1"><text:span text:style-name="T1">building using invariant features,” in </text:span><text:span text:style-name="T5">Proc. IEEE/RSJ Int. Conf. Intelligent</text:span></text:p>
      <text:p text:style-name="P1"><text:span text:style-name="T5">Robots and Systems</text:span><text:span text:style-name="T1">, Lausanne, Switzerland, 30 Sep.-5 Oct. 2002, pp. 514–</text:span></text:p>
      <text:p text:style-name="P3">520.</text:p>
      <text:p text:style-name="P3">[81] P. M. Newman, “On the structure and solution of the simultaneous localisation</text:p>
      <text:p text:style-name="P3">and map building problem,” Ph.D. dissertation, Australian Centre</text:p>
      <text:p text:style-name="P3">for Field Robotics, University of Sydney, Australia, 1999.</text:p>
      <text:p text:style-name="P1"><text:span text:style-name="T1">[82] E. C. Tolman, “Cognitive maps in rats and men,” </text:span><text:span text:style-name="T5">The Psychological Review</text:span><text:span text:style-name="T1">,</text:span></text:p>
      <text:p text:style-name="P3">vol. 55, pp. 189–208, 1948.</text:p>
      <text:p text:style-name="P1"><text:span text:style-name="T1">[83] J. Piaget and B. Inhelder, </text:span><text:span text:style-name="T5">The Child’s Conception of Space</text:span><text:span text:style-name="T1">. New York:</text:span></text:p>
      <text:p text:style-name="P3">W. W. Norton, 1967.</text:p>
      <text:p text:style-name="P3">[84] A. W. Siegel and S. H. White, “The development of spatial representations</text:p>
      <text:p text:style-name="P1"><text:span text:style-name="T1">of large-scale environments,” in </text:span><text:span text:style-name="T5">Advances in Child Development and</text:span></text:p>
      <text:p text:style-name="P1"><text:span text:style-name="T5">Behavior</text:span><text:span text:style-name="T1">, H. W. Reese, Ed. New York: Academic Press, 1975.</text:span></text:p>
      <text:p text:style-name="P1"><text:span text:style-name="T1">[85] R. G. Golledge, Ed., </text:span><text:span text:style-name="T5">Wayfinding Behavior: Cognitive Mapping and Other</text:span></text:p>
      <text:p text:style-name="P1"><text:span text:style-name="T5">Spatial Processes</text:span><text:span text:style-name="T1">. Baltimore, MD: Johns Hopkins University Press, 1999.</text:span></text:p>
      <text:p text:style-name="P3">[86] D. M. Mark, C. Freksa, S. C. Hirtle, R. Lloyd, and B. Tversky, “Cognitive</text:p>
      <text:p text:style-name="P1"><text:span text:style-name="T1">models of geographical space,” </text:span><text:span text:style-name="T5">Int. J. Geographical Information Science</text:span><text:span text:style-name="T1">,</text:span></text:p>
      <text:p text:style-name="P3">vol. 13, no. 8, pp. 747–774, 1999.</text:p>
      <text:p text:style-name="P1"><text:span text:style-name="T1">[87] R. A. Brooks, “A robust layered control system for a mobile robot,” </text:span><text:span text:style-name="T5">IEEE</text:span></text:p>
      <text:p text:style-name="P1"><text:span text:style-name="T5">J. Robotics and Automation</text:span><text:span text:style-name="T1">, vol. RA-2, no. 1, pp. 14–23, 1986.</text:span></text:p>
      <text:p text:style-name="P3">[88] T. S. Levitt and D. T. Lawton, “Qualitative navigation for mobile robots,”</text:p>
      <text:p text:style-name="P1"><text:span text:style-name="T5">Artificial Intelligence</text:span><text:span text:style-name="T1">, vol. 44, no. 3, pp. 305–360, 1990.</text:span></text:p>
      <text:p text:style-name="P3">[89] B. Kuipers and Y. T. Byun, “A robot exploration and mapping strategy</text:p>
      <text:p text:style-name="P1"><text:span text:style-name="T1">based on a semantic hierarchy of spatial representations,” </text:span><text:span text:style-name="T5">Robotics and</text:span></text:p>
      <text:p text:style-name="P5"><text:span text:style-name="T6">Autonomous Systems</text:span><text:span text:style-name="T2">, vol. 8, no. 1-2, pp. 47–63, 199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JOOXRF+CMTI10" svg:font-family="JOOXRF+CMTI10"/>
    <style:font-face style:name="TEAOLB+CMBX12" svg:font-family="TEAOLB+CMBX12"/>
    <style:font-face style:name="VTWYTJ+CMR10" svg:font-family="VTWYTJ+CMR10"/>
    <style:font-face style:name="WGUMBJ+CMMI7" svg:font-family="WGUMBJ+CMMI7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uan </meta:initial-creator>
    <meta:creation-date>2009-12-30T19:09:27</meta:creation-date>
    <dc:date>2010-01-04T07:44:51</dc:date>
    <dc:creator>Thuan </dc:creator>
    <meta:editing-duration>PT21H17M42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5" meta:paragraph-count="275" meta:word-count="2705" meta:character-count="16768"/>
  </office:meta>
</office:document-meta>
</file>